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20d" officeooo:paragraph-rsid="0002c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l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9:04:46.038897057</meta:creation-date>
    <dc:date>2014-09-17T19:05:06.26071744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6.3$Linux_X86_64 LibreOffice_project/420m0$Build-3</meta:generator>
  </office:meta>
</office:document-meta>
</file>